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09c97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9c97c" officeooo:paragraph-rsid="0009c97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a8d59" officeooo:paragraph-rsid="000a8d5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9ab8" officeooo:paragraph-rsid="000b9ab8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151b" officeooo:paragraph-rsid="001c846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5151b" officeooo:paragraph-rsid="001fe9e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5151b" officeooo:paragraph-rsid="0023e1e5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d869" officeooo:paragraph-rsid="0015151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96ca0" officeooo:paragraph-rsid="00196ca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b4e65" officeooo:paragraph-rsid="001b4e6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c846c" officeooo:paragraph-rsid="001c846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c846c" officeooo:paragraph-rsid="001fe9e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d07a9" officeooo:paragraph-rsid="001d07a9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16906" officeooo:paragraph-rsid="0021690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16906" officeooo:paragraph-rsid="0022caa2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2caa2" officeooo:paragraph-rsid="0022caa2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3e1e5" officeooo:paragraph-rsid="0023e1e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a49e" officeooo:paragraph-rsid="0025a49e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63b44" officeooo:paragraph-rsid="00263b44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fo:font-weight="bold" officeooo:rsid="000b9ab8" officeooo:paragraph-rsid="000b9ab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Ubuntu" fo:font-size="14pt" fo:font-weight="bold" officeooo:rsid="0023e1e5" officeooo:paragraph-rsid="0023e1e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Ubuntu" fo:font-size="14pt" fo:font-weight="normal" officeooo:rsid="00177e4a" officeooo:paragraph-rsid="00177e4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4pt" fo:font-weight="normal" officeooo:rsid="00196ca0" officeooo:paragraph-rsid="00196ca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4pt" fo:font-weight="normal" officeooo:rsid="00263b44" officeooo:paragraph-rsid="00263b4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style:font-name="Ubuntu" fo:font-size="14pt" fo:font-weight="normal" officeooo:rsid="0015151b" officeooo:paragraph-rsid="00263b4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Ubuntu" fo:font-size="14pt" fo:font-weight="normal" officeooo:rsid="001b4e65" officeooo:paragraph-rsid="00196ca0" style:font-size-asian="14pt" style:font-weight-asian="normal" style:font-size-complex="14pt" style:font-weight-complex="normal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97c" style:font-weight-asian="bold" style:font-weight-complex="bold"/>
    </style:style>
    <style:style style:name="T3" style:family="text">
      <style:text-properties fo:font-weight="bold" fo:background-color="#dddddd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c97c" style:font-weight-asian="normal" style:font-weight-complex="normal"/>
    </style:style>
    <style:style style:name="T6" style:family="text">
      <style:text-properties fo:font-weight="normal" officeooo:rsid="001b4e65" style:font-weight-asian="normal" style:font-weight-complex="normal"/>
    </style:style>
    <style:style style:name="T7" style:family="text">
      <style:text-properties fo:font-weight="normal" officeooo:rsid="001b4e65" fo:background-color="#dddddd" loext:char-shading-value="0" style:font-weight-asian="normal" style:font-weight-complex="normal"/>
    </style:style>
    <style:style style:name="T8" style:family="text">
      <style:text-properties officeooo:rsid="000a8d59"/>
    </style:style>
    <style:style style:name="T9" style:family="text">
      <style:text-properties officeooo:rsid="00177e4a"/>
    </style:style>
    <style:style style:name="T10" style:family="text">
      <style:text-properties officeooo:rsid="001c846c"/>
    </style:style>
    <style:style style:name="T11" style:family="text">
      <style:text-properties fo:background-color="#dddddd" loext:char-shading-value="0"/>
    </style:style>
    <style:style style:name="T12" style:family="text">
      <style:text-properties officeooo:rsid="0015151b" fo:background-color="#dddddd" loext:char-shading-value="0"/>
    </style:style>
    <style:style style:name="T13" style:family="text">
      <style:text-properties officeooo:rsid="001fe9ec" fo:background-color="#dddddd" loext:char-shading-value="0"/>
    </style:style>
    <style:style style:name="T14" style:family="text">
      <style:text-properties officeooo:rsid="00216906" fo:background-color="#dddddd" loext:char-shading-value="0"/>
    </style:style>
    <style:style style:name="T15" style:family="text">
      <style:text-properties officeooo:rsid="0022caa2" fo:background-color="#dddddd" loext:char-shading-value="0"/>
    </style:style>
    <style:style style:name="T16" style:family="text">
      <style:text-properties officeooo:rsid="001ded68"/>
    </style:style>
    <style:style style:name="T17" style:family="text">
      <style:text-properties officeooo:rsid="001fe9ec"/>
    </style:style>
    <style:style style:name="T18" style:family="text">
      <style:text-properties officeooo:rsid="0022caa2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2caa2" fo:background-color="transparent" loext:char-shading-value="0"/>
    </style:style>
    <style:style style:name="T21" style:family="text">
      <style:text-properties officeooo:rsid="00263b44" fo:background-color="transparent" loext:char-shading-value="0"/>
    </style:style>
    <style:style style:name="T22" style:family="text">
      <style:text-properties officeooo:rsid="0023e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Regex 02</text:h>
      <text:p text:style-name="P3">O regex é uma notação que faz verificações em textos com 3 principais aplicações, buscas, validações <text:span text:style-name="T8">e substituições:</text:span></text:p>
      <text:p text:style-name="P3"/>
      <text:p text:style-name="P3"><text:span text:style-name="T1">Buscas:</text:span> Busca padrões que definem qual é o formato esperado do termo que foi preocurado <text:span text:style-name="T1">Ex: </text:span><text:span text:style-name="T4">buscar todos os termos de um texto que tenha o formato de data, com dia mês e ano, sem saber extamente qual a data preocurada.</text:span></text:p>
      <text:p text:style-name="P2"><text:span text:style-name="T2">Validações:</text:span><text:span text:style-name="T5"> Verifica se uma determinada sequencia de caracteres atende ao padrão estabelecido.</text:span></text:p>
      <text:p text:style-name="P4"><text:span text:style-name="T1">Substituições: </text:span>No regex vai muito alem de apenas substituir texto por texto, pois á um recurso que permite extrair apenas uma parte de um padrão para utiliza-lo no destino.</text:p>
      <text:p text:style-name="P1"/>
      <text:p text:style-name="P5">Essas aplicações podem ser executadas em qualquer sequencia de caracteres, paragrafo de um livro, texto estruturado (json, xml) ou o conteudo de um codigo.</text:p>
      <text:p text:style-name="P5">_____________________________________________________________________</text:p>
      <text:p text:style-name="P24">Tudo o que esta entre colchetes representa caracteres, ou seja, cada [ ] é um caractere → <text:span text:style-name="T11">[a][b][c][2] </text:span><text:s text:c="2"/>= abc2</text:p>
      <text:p text:style-name="P21"/>
      <text:p text:style-name="P24"><text:span text:style-name="T11">[0] </text:span><text:s/>← Localiza os zeros</text:p>
      <text:p text:style-name="P24"><text:span text:style-name="T11">[02] </text:span><text:s/>← Localiza os zeros ou dois</text:p>
      <text:p text:style-name="P24"><text:span text:style-name="T11">[0-9] </text:span><text:s/>← Localiza qualquer numero entre 0 e 9</text:p>
      <text:p text:style-name="P21"/>
      <text:p text:style-name="P10"><text:span text:style-name="T4">Para selecionar o segundo caractere: </text:span><text:span text:style-name="T6">Repete os colchetes e insere o caractere desejado: </text:span><text:span text:style-name="T7">[0][0] </text:span><text:span text:style-name="T6"><text:s/>← localiza os zeros zeros (00)</text:span></text:p>
      <text:p text:style-name="P27"/>
      <text:p text:style-name="P11"><text:soft-page-break/><text:span text:style-name="T1">Quantificadores:</text:span> multiplica a instrução anterior, é identificado pelas chaves, ou seja, { } é o multiplicador e o numero dentro delas mostra quantas vezes vai repetir (a ocorrencia anterior): </text:p>
      <text:p text:style-name="P11"><text:span text:style-name="T11">{2} </text:span><text:s/>← <text:s/>multiplica 2 vezes</text:p>
      <text:p text:style-name="P11"><text:span text:style-name="T11">{4} </text:span><text:s/>← 4x</text:p>
      <text:p text:style-name="P11"/>
      <text:p text:style-name="P11"><text:span text:style-name="T11">[0]{2} </text:span><text:s/>← Localiza <text:span text:style-name="T10">todos os 2 zeros (2 0s = 00)</text:span></text:p>
      <text:p text:style-name="P12"><text:span text:style-name="T11">[0-9]</text:span><text:span text:style-name="T14">{</text:span><text:span text:style-name="T11">6</text:span><text:span text:style-name="T14">}</text:span><text:span text:style-name="T11"> </text:span><text:s/>← Localiza todos os 6 numeros seguidos que estão entre 0 e 9</text:p>
      <text:p text:style-name="P12"><text:span text:style-name="T11">$ </text:span><text:s/>← Fim da linha</text:p>
      <text:p text:style-name="P12"><text:span text:style-name="T11">^ </text:span><text:s/>← Começo da linha</text:p>
      <text:p text:style-name="P12"><text:span text:style-name="T11">[0-9]{6}$ </text:span><text:s/>← Localiza todos os 6 ultimos digitos que estão entre 0 e 9</text:p>
      <text:p text:style-name="P12"><text:span text:style-name="T12">^</text:span><text:span text:style-name="T11">[0-9]{6} </text:span><text:s/>← Localiza todos os 6 primeiros digitos que estão <text:s/>entre 0 e 9</text:p>
      <text:p text:style-name="P13"><text:span text:style-name="T12">^</text:span><text:span text:style-name="T11">[0-9]{6}$ </text:span><text:s/>← Localiza apenas os caracteres que tem 6 digitos e que estão entre 0 e 9 - Começo da linha, 6 caracteres entre 0 e 9, fim da linha</text:p>
      <text:p text:style-name="P6">_________________________________</text:p>
      <text:p text:style-name="P14"><text:span text:style-name="T11">+ </text:span><text:s/>← Numero qualquer de digitos (ocorrencias)</text:p>
      <text:p text:style-name="P14"><text:span text:style-name="T11">[0-9]+[-][r] </text:span><text:s/>← Localiza qualquer quantidade de digitos que esta entre 0 e 9 mas que no final tenha traço r - <text:span text:style-name="T16">qualquer quantidade de caractere que esteja entre 0 e 9, traço, letra r</text:span></text:p>
      <text:p text:style-name="P14"><text:span text:style-name="T11">^[0-9]+[-][a-z]</text:span><text:span text:style-name="T13">$</text:span><text:span text:style-name="T11"> </text:span><text:s/>← <text:span text:style-name="T17">Localiza apenas: caracteres que estão entre 0 e 9 e que no final tenha um traço seguido de um caractere entre a e z – qualquer quantidade de caractere que esteja entre 0 e 9, traço, qualquer caractere entre a e z</text:span></text:p>
      <text:p text:style-name="P7">_________________________________</text:p>
      <text:p text:style-name="P15"><text:span text:style-name="T11">[0-9]{3}</text:span><text:span text:style-name="T15">[.]</text:span><text:span text:style-name="T11"> </text:span><text:s/>← <text:span text:style-name="T18">Localiza 3 numeros que estão entre 0 e 9 seguidos por um ponto</text:span></text:p>
      <text:p text:style-name="P16"><text:span text:style-name="T11">[0-9]{3}</text:span><text:span text:style-name="T15">[.]</text:span><text:span text:style-name="T11">[0-9]{3}</text:span><text:span text:style-name="T15">[.]</text:span><text:span text:style-name="T11">[0-9]{3}</text:span><text:span text:style-name="T15">[.] </text:span><text:span text:style-name="T20"><text:s/>← O padrão se repete mais duas vezes, ficando com um total de 3 repetições</text:span></text:p>
      <text:p text:style-name="P17"><text:span text:style-name="T11">[-][0-9]{2} </text:span><text:s/>← <text:span text:style-name="T22">Localiza um traço seguido de dois numeros quaisquer</text:span></text:p>
      <text:p text:style-name="P8">_________________________________</text:p>
      <text:p text:style-name="P22"><text:soft-page-break/>Ex: Trocando a posição dos caracteres</text:p>
      <text:p text:style-name="P18">2010-12-20</text:p>
      <text:p text:style-name="P19"><text:span text:style-name="T11">[0-9]{4}[-][0-9]{2}[-][0-9]{2} </text:span><text:s/>← Localiza a data</text:p>
      <text:p text:style-name="P19"><text:span text:style-name="T3">(</text:span><text:span text:style-name="T11">[0-9]{4}</text:span><text:span text:style-name="T3">)</text:span><text:span text:style-name="T11">[-]</text:span><text:span text:style-name="T3">(</text:span><text:span text:style-name="T11">[0-9]{2}</text:span><text:span text:style-name="T3">)</text:span><text:span text:style-name="T11">[-]</text:span><text:span text:style-name="T3">(</text:span><text:span text:style-name="T11">[0-9]{2}</text:span><text:span text:style-name="T3">)</text:span><text:span text:style-name="T11"> <text:s/></text:span><text:span text:style-name="T19">← Os parenteses marcam </text:span><text:span text:style-name="T21">os lugares que serão substituidos</text:span></text:p>
      <text:p text:style-name="P20">Cada abre e fecha de parênteses representa um grupo:</text:p>
      <text:p text:style-name="P20"><text:span text:style-name="T11">([0-9]{4}) </text:span><text:s/>← Grupo 1</text:p>
      <text:p text:style-name="P20"><text:span text:style-name="T11">([0-9]{2}) </text:span><text:s/>← Grupo 2</text:p>
      <text:p text:style-name="P20"><text:span text:style-name="T11">([0-9]{2}) </text:span><text:s/>← Grupo 3</text:p>
      <text:p text:style-name="P9"/>
      <text:p text:style-name="P25">Irá acessa-los para escrever o valor destino da substituição. No Vscode para fazer o acesso basta usar cifrão ($) seguido do numero do grupo requerido, separando cada grupo por barra:</text:p>
      <text:p text:style-name="P25"><text:span text:style-name="T11">$3/$2/$1 </text:span><text:s/>← Acessa primeiro o grupo 3, depois o grupo 2 e por ultimo o grupo 1. Vai fazer o reposicionamento dos valores, os valores que estão no grupo 3 irão para frente, o grupo 2 vai ficar no meio e o grupo 1 vai ficar no final</text:p>
      <text:p text:style-name="P26">_________________________________</text:p>
      <text:p text:style-name="P25">Não é necessario decorar nenhum comando, existem varios sites que possuem a documentação do regex e ferramentas para aplica-lo online,</text:p>
      <text:p text:style-name="P25">Um desses sites é o “regex101”: <text:a xlink:type="simple" xlink:href="https://regex101.com/" text:style-name="Internet_20_link" text:visited-style-name="Visited_20_Internet_20_Link"><text:span text:style-name="T9">https://regex101.com/</text:span></text:a><text:span text:style-name="T9"> 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5:26:53.581295494</meta:creation-date>
    <dc:date>2022-11-30T09:55:20.608094308</dc:date>
    <meta:editing-duration>PT59M4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44" meta:word-count="595" meta:character-count="3587" meta:non-whitespace-character-count="3004"/>
  </office:meta>
</office:document-meta>
</file>